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automatic-styles>
    <style:style style:family="paragraph" style:name="a514696" style:parent-style-name="Normal">
      <style:text-properties fo:font-size="11.0pt" fo:font-weight="bold" style:font-name-asian="Cambria" style:font-size-asian="11.0pt" style:font-weight-asian="bold"/>
    </style:style>
    <style:style style:family="table-cell" style:name="a35a7e5">
      <style:table-cell-properties fo:border-bottom="0.18mm solid #000000" fo:border-left="0.18mm solid #000000" fo:border-right="0.18mm solid #000000" fo:border-top="1.41mm solid #000000" fo:padding-bottom="0.0mm" fo:padding-left="1.91mm" fo:padding-right="1.91mm" fo:padding-top="0.0mm"/>
    </style:style>
    <style:style style:family="paragraph" style:name="a3afee5" style:parent-style-name="Normal">
      <style:text-properties fo:font-size="11.0pt" style:font-name-asian="Cambria" style:font-size-asian="11.0pt"/>
    </style:style>
    <style:style style:family="table-cell" style:name="aef788f">
      <style:table-cell-properties fo:border-bottom="1.76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4a71c" style:parent-style-name="Normal">
      <style:text-properties fo:font-size="11.0pt" style:font-name-asian="Cambria" style:font-size-asian="11.0pt"/>
    </style:style>
    <style:style style:family="table-cell" style:name="a461ab7">
      <style:table-cell-properties fo:border-bottom="1.76mm solid #000000" fo:border-left="0.18mm solid #000000" fo:border-right="0.18mm solid #000000" fo:border-top="1.76mm solid #ff0000" fo:padding-bottom="0.0mm" fo:padding-left="1.91mm" fo:padding-right="1.91mm" fo:padding-top="0.0mm"/>
    </style:style>
    <style:style style:family="paragraph" style:name="ad21b71" style:parent-style-name="Normal">
      <style:text-properties fo:font-size="11.0pt" style:font-name-asian="Cambria" style:font-size-asian="11.0pt"/>
    </style:style>
    <style:style style:family="table-cell" style:name="a2df8f0">
      <style:table-cell-properties fo:border-bottom="1.76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99e7a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aa5bec">
      <style:table-cell-properties fo:border-bottom="1.41mm solid #000000" fo:border-left="1.41mm solid #000000" fo:border-right="1.41mm solid #000000" fo:border-top="0.18mm solid #000000" fo:padding-bottom="0.0mm" fo:padding-left="1.91mm" fo:padding-right="1.91mm" fo:padding-top="0.0mm"/>
    </style:style>
    <style:style style:family="paragraph" style:name="a4334ad" style:parent-style-name="Normal">
      <style:text-properties fo:country="DE" fo:font-size="11.0pt" fo:language="de" style:font-name-asian="Cambria" style:font-size-asian="11.0pt"/>
    </style:style>
    <style:style style:family="table-cell" style:name="aa8eb90">
      <style:table-cell-properties fo:border-bottom="0.18mm solid #000000" fo:border-left="1.76mm solid #ff0000" fo:border-right="1.41mm solid #000000" fo:border-top="0.18mm solid #000000" fo:padding-bottom="0.0mm" fo:padding-left="1.91mm" fo:padding-right="1.91mm" fo:padding-top="0.0mm"/>
    </style:style>
    <style:style style:family="paragraph" style:name="ac8b71d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paragraph" style:name="a5aae6d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15e09e">
      <style:table-cell-properties fo:border-bottom="1.76mm solid #ff0000" fo:border-left="1.76mm solid #ff0000" fo:border-right="1.76mm solid #ff0000" fo:border-top="1.76mm solid #ff0000" fo:padding-bottom="0.0mm" fo:padding-left="1.91mm" fo:padding-right="1.91mm" fo:padding-top="0.0mm"/>
    </style:style>
    <style:style style:family="paragraph" style:name="a47d3ed" style:parent-style-name="Normal">
      <style:text-properties fo:country="DE" fo:font-size="11.0pt" fo:language="de" style:font-name-asian="Cambria" style:font-size-asian="11.0pt"/>
    </style:style>
    <style:style style:family="table-cell" style:name="accfda3">
      <style:table-cell-properties fo:border-bottom="0.18mm solid #000000" fo:border-left="0.18mm solid #000000" fo:border-right="1.76mm solid #ff0000" fo:border-top="0.18mm solid #000000" fo:padding-bottom="0.0mm" fo:padding-left="1.91mm" fo:padding-right="1.91mm" fo:padding-top="0.0mm"/>
    </style:style>
    <style:style style:family="paragraph" style:name="ab0a8b5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7a78ad">
      <style:table-cell-properties fo:border-bottom="0.18mm solid #000000" fo:border-left="1.41mm solid #000000" fo:border-right="1.41mm solid #000000" fo:border-top="1.41mm solid #000000" fo:padding-bottom="0.0mm" fo:padding-left="1.91mm" fo:padding-right="1.91mm" fo:padding-top="0.0mm"/>
    </style:style>
    <style:style style:family="paragraph" style:name="a647413" style:parent-style-name="Normal">
      <style:text-properties fo:country="DE" fo:font-size="11.0pt" fo:language="de" style:font-name-asian="Cambria" style:font-size-asian="11.0pt"/>
    </style:style>
    <style:style style:family="paragraph" style:name="afc7a08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d1e87e">
      <style:table-cell-properties fo:background-color="#00b050" fo:border-bottom="0.18mm solid #000000" fo:border-left="0.18mm solid #000000" fo:border-right="1.41mm solid #000000" fo:border-top="0.18mm solid #000000" fo:padding-bottom="0.0mm" fo:padding-left="1.91mm" fo:padding-right="1.91mm" fo:padding-top="0.0mm"/>
    </style:style>
    <style:style style:family="paragraph" style:name="ab57b30" style:parent-style-name="Normal">
      <style:text-properties fo:country="DE" fo:font-size="11.0pt" fo:language="de" style:font-name-asian="Cambria" style:font-size-asian="11.0pt"/>
    </style:style>
    <style:style style:family="table-cell" style:name="ac38874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d6431f">
      <style:table-row-properties style:row-height="25.01mm"/>
    </style:style>
    <style:style style:family="paragraph" style:name="a982443" style:parent-style-name="Normal">
      <style:text-properties fo:country="DE" fo:font-size="11.0pt" fo:language="de" style:font-name-asian="Cambria" style:font-size-asian="11.0pt"/>
    </style:style>
    <style:style style:family="table-cell" style:name="a3e8252">
      <style:table-cell-properties fo:border-bottom="1.41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ba48c" style:parent-style-name="Normal">
      <style:text-properties fo:background-color="#ff0000" fo:country="DE" fo:font-size="11.0pt" fo:language="de" style:font-name-asian="Cambria" style:font-size-asian="11.0pt"/>
    </style:style>
    <style:style style:family="paragraph" style:name="a88725b" style:parent-style-name="Normal">
      <style:text-properties fo:background-color="#ff0000" fo:country="DE" fo:font-size="11.0pt" fo:language="de" style:font-name-asian="Cambria" style:font-size-asian="11.0pt"/>
    </style:style>
    <style:style style:family="table-cell" style:name="a21f088">
      <style:table-cell-properties fo:border-bottom="0.18mm solid #000000" fo:border-left="1.41mm solid #000000" fo:border-right="0.18mm solid #000000" fo:border-top="0.18mm solid #000000" fo:padding-bottom="0.0mm" fo:padding-left="1.91mm" fo:padding-right="1.91mm" fo:padding-top="0.0mm"/>
    </style:style>
    <style:style style:family="paragraph" style:name="abcb63d" style:parent-style-name="Normal">
      <style:text-properties fo:font-size="11.0pt" style:font-name-asian="Cambria" style:font-size-asian="11.0pt"/>
    </style:style>
    <style:style style:family="table-cell" style:name="acc2657">
      <style:table-cell-properties fo:border-bottom="1.41mm solid #000000" fo:border-left="1.41mm solid #000000" fo:border-right="1.41mm solid #000000" fo:border-top="1.41mm solid #000000" fo:padding-bottom="0.0mm" fo:padding-left="1.91mm" fo:padding-right="1.91mm" fo:padding-top="0.0mm"/>
    </style:style>
    <style:style style:family="table-row" style:name="a457de9">
      <style:table-row-properties style:row-height="40.01mm"/>
    </style:style>
    <style:style style:family="table-column" style:name="a3acef8">
      <style:table-column-properties style:rel-column-width="25*"/>
    </style:style>
    <style:style style:family="table" style:name="a0be0a2">
      <style:table-properties fo:margin-left="0.0mm" style:width="16.249cm" table:align="left"/>
    </style:style>
    <style:style style:family="paragraph" style:name="a357697" style:parent-style-name="Heading_20_2">
      <style:paragraph-properties fo:break-before="page"/>
    </style:style>
  </office:automatic-styles>
  <office:body>
    <office:text>
      <text:h text:outline-level="2" text:style-name="a357697">Funny Table</text:h>
      <text:p text:style-name="Normal"/>
      <table:table table:style-name="a0be0a2">
        <table:table-column table:number-columns-repeated="4" table:style-name="a3acef8"/>
        <table:table-row table:style-name="a457de9">
          <table:table-cell table:number-columns-spanned="2" table:style-name="acc2657">
            <text:p text:style-name="abcb63d">A big cell with thick border</text:p>
          </table:table-cell>
          <table:table-cell table:style-name="a21f088">
            <text:p text:style-name="a88725b">Para1</text:p>
            <text:p text:style-name="a3ba48c">Para2</text:p>
          </table:table-cell>
          <table:table-cell table:style-name="a3e8252">
            <text:p text:style-name="a982443">Hello world!</text:p>
          </table:table-cell>
        </table:table-row>
        <table:table-row table:style-name="ad6431f">
          <table:table-cell table:style-name="ac38874">
            <text:p text:style-name="ab57b30"/>
          </table:table-cell>
          <table:table-cell table:number-columns-spanned="2" table:style-name="ad1e87e">
            <text:p text:style-name="afc7a08">Cell background is green.</text:p>
            <text:p text:style-name="a647413"/>
          </table:table-cell>
          <table:table-cell table:style-name="a7a78ad">
            <text:p text:style-name="ab0a8b5"/>
          </table:table-cell>
        </table:table-row>
        <table:table-row>
          <table:table-cell table:style-name="accfda3">
            <text:p text:style-name="a47d3ed"/>
          </table:table-cell>
          <table:table-cell table:style-name="a15e09e">
            <text:p text:style-name="a5aae6d">Thick red border</text:p>
            <text:p text:style-name="ac8b71d"/>
          </table:table-cell>
          <table:table-cell table:style-name="aa8eb90">
            <text:p text:style-name="a4334ad"/>
          </table:table-cell>
          <table:table-cell table:style-name="aaa5bec">
            <text:p text:style-name="af99e7a"/>
          </table:table-cell>
        </table:table-row>
        <table:table-row>
          <table:table-cell table:style-name="a2df8f0">
            <text:p text:style-name="ad21b71">Thick border at bottom of 3 cells</text:p>
          </table:table-cell>
          <table:table-cell table:style-name="a461ab7">
            <text:p text:style-name="a04a71c"/>
          </table:table-cell>
          <table:table-cell table:style-name="aef788f">
            <text:p text:style-name="a3afee5"/>
          </table:table-cell>
          <table:table-cell table:style-name="a35a7e5">
            <text:p text:style-name="a514696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efault-outline-level="2" style:display-name="Heading 2" style:family="paragraph" style:name="Heading_20_2" style:next-style-name="Normal" style:parent-style-name="Normal">
      <style:paragraph-properties fo:margin-bottom="0.0mm"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1" style:font-name-complex="Tahoma" style:font-size-asian="14.0pt"/>
    </style:style>
    <style:style style:default-outline-level="1" style:display-name="Heading 1" style:family="paragraph" style:name="Heading_20_1" style:next-style-name="Normal" style:parent-style-name="Normal">
      <style:paragraph-properties fo:margin-bottom="0.0mm"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Table Contents" style:family="paragraph" style:name="Table_20_Contents" style:parent-style-name="Standard"/>
    <style:style style:family="paragraph" style:name="Title" style:next-style-name="Normal" style:parent-style-name="Normal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Default Paragraph Font" style:family="text" style:name="Default_20_Paragraph_20_Font" style:parent-style-name="default_character_style"/>
    <style:style style:display-name="Title Char" style:family="text" style:name="Title_20_Char" style:parent-style-name="Default_20_Paragraph_20_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Heading 2 Char" style:family="text" style:name="Heading_20_2_20_Char" style:parent-style-name="Default_20_Paragraph_20_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_20_1_20_Char" style:parent-style-name="Default_20_Paragraph_20_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Subtitle Char" style:family="text" style:name="Subtitle_20_Char" style:parent-style-name="Default_20_Paragraph_20_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default-style style:family="graphic">
      <style:graphic-properties/>
      <style:paragraph-properties fo:line-height="100%" fo:text-align="left"/>
      <style:text-properties fo:country="US" fo:font-size="12.0pt" fo:font-style="normal" fo:font-weight="normal" fo:language="en" fo:letter-spacing="norm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3</dc:date>
    <meta:editing-cycles>2</meta:editing-cycles>
    <meta:editing-duration>PT0.014S</meta:editing-duration>
  </office:meta>
</office:document-meta>
</file>